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margin-left="2.251cm" fo:margin-right="0cm" fo:margin-top="0.847cm" fo:margin-bottom="0.847cm" loext:contextual-spacing="false" fo:text-indent="-2.251cm" style:auto-text-indent="false"/>
    </style:style>
    <style:style style:name="P14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7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18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19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0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2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22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9pt" style:font-size-asian="9pt" style:font-name-complex="Arial1" style:font-size-complex="11pt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fo:color="#000000" style:font-name="Arial" style:font-name-complex="Arial1"/>
    </style:style>
    <style:style style:name="T13" style:family="text">
      <style:text-properties fo:color="#000000" style:font-name="Arial" fo:font-weight="bold" style:font-weight-asian="bold" style:font-name-complex="Arial1"/>
    </style:style>
    <style:style style:name="T14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5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8pt" style:text-underline-style="none" fo:font-weight="bold" style:font-size-asian="8pt" style:font-weight-asian="bold" style:font-name-complex="Arial1" style:font-size-complex="8pt"/>
    </style:style>
    <style:style style:name="T18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19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0" style:family="text">
      <style:text-properties fo:color="#00000a" style:font-name="Arial" fo:font-size="9pt" style:font-size-asian="9pt" style:font-name-complex="Arial1" style:font-size-complex="9pt"/>
    </style:style>
    <style:style style:name="T21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2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pallo, </text:span><text:span text:style-name="T2"><text:time style:data-style-name="N10121" text:time-value="2019-03-27T15:31:57.681364389">27 March 2019</text:time></text:span></text:p>
      <text:p text:style-name="P11"><text:span text:style-name="T2">Prot. ____________NUMERO_PROT.. del _____________</text:span></text:p>
      <text:p text:style-name="P11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7"><text:span text:style-name="T3">[richiedenti.nominativo;block=tbs:row]</text:span></text:p>
            <text:p text:style-name="P7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8"><text:span text:style-name="T3">c/o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7"><text:span text:style-name="T3">[progettisti.nominativo;block=tbs:row]</text:span></text:p>
            <text:p text:style-name="P7"><text:span text:style-name="T5">[progettisti.pec]</text:span></text:p>
          </table:table-cell>
        </table:table-row>
      </table:table>
      <text:p text:style-name="P13"><text:span text:style-name="T8">OGGETTO: </text:span><text:span text:style-name="T3">tipo_pratica] n. </text:span><text:span text:style-name="T8">[numero]</text:span><text:span text:style-name="T3"> </text:span><text:span text:style-name="T9">(da citare nella risposta) </text:span><text:span text:style-name="T3">- Opere: [oggetto] in [ubicazione] –</text:span><text:span text:style-name="T4"> </text:span><text:span text:style-name="T7">Comunicazione di avvio del procedimento ISTANZA DI PERMESSO DI COSTRUIRE IN SANATORIA – ACCERTAMENTO DI CONFORMITA’ ART. 36 DPR 380 <text:s/>e smi </text:span><text:span text:style-name="T6">- LR 16/08 <text:s/>e smi - L. 241/90 <text:s/>e smi</text:span></text:p>
      <text:p text:style-name="P14"><text:span text:style-name="T12">Ai sensi degli articoli 4, 5, 7, 8 e 19 della Legge 07 agosto 1990 n. 241 e successive modificazioni, dell’art. 20 del DPR 380/01e smi e della Legge Regionale 16 giugno 2008 n. 16 e successive modificazioni, si comunica <text:s/>che è stato avviato il Procedimento amministrativo in relazione a quanto riportato in oggetto; si informa altresì di quanto segue:</text:span></text:p>
      <text:list xml:id="list3824066835" text:style-name="WWNum1">
        <text:list-item>
          <text:p text:style-name="P18"><text:span text:style-name="T12">La pratica è stata acquisita agli atti del Comune di RAPALLO con numero di Protocollo Generale [protocollo] e registrata presso lo Sportello Unico per l’Edilizia con numero di repertorio </text:span><text:span text:style-name="T13">[numero]</text:span><text:span text:style-name="T12">.</text:span></text:p>
        </text:list-item>
        <text:list-item>
          <text:p text:style-name="P18"><text:span text:style-name="T12">Il Procedimento sarà trattato, per quanto di competenza comunale, dallo Sportello Unico per l’Edilizia (PEC: </text:span><text:a xlink:type="simple" xlink:href="mailto:protocollo@pec.comune.rapallo.ge.it" text:style-name="ListLabel_20_1" text:visited-style-name="ListLabel_20_1"><text:span text:style-name="T12">protocollo@pec.comune.rapallo.ge.it</text:span></text:a><text:span text:style-name="T12">) dell’AREA GESTIONE DEL TERRITORIO ai sensi delle normative sopra indicate.</text:span></text:p>
        </text:list-item>
        <text:list-item>
          <text:p text:style-name="P18"><text:span text:style-name="T12">Il Responsabile del Procedimento nominato ai sensi della L. 241/90 e smi e DPR 380/01 e smi è: [responsabile_procedimento]– [telefono_responsabile_procedimento]</text:span></text:p>
        </text:list-item>
        <text:list-item>
          <text:p text:style-name="P18"><text:span text:style-name="T2">L’orario di ricevimento del pubblico è il seguente: MARTEDI’ e GIOVEDI’ dalle 8:45 alle 12:00 </text:span></text:p>
        </text:list-item>
      </text:list>
      <text:p text:style-name="P15"/>
      <text:p text:style-name="P16"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ext:p text:style-name="P15"/>
      <text:p text:style-name="P19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/>
            <text:p text:style-name="P9"/>
            <text:p text:style-name="P9"/>
            <text:p text:style-name="P9"><text:span text:style-name="T2">TIMBRO</text:span></text:p>
            <text:p text:style-name="P9"/>
            <text:p text:style-name="P9"/>
            <text:p text:style-name="P9"/>
            <text:p text:style-name="P9"/>
          </table:table-cell>
          <table:table-cell table:style-name="Tabella3.A1" office:value-type="string">
            <text:p text:style-name="P3"/>
            <text:p text:style-name="P3"/>
            <text:p text:style-name="P9"><text:span text:style-name="T2">Il Dirigente </text:span></text:p>
            <text:p text:style-name="P9"><text:span text:style-name="T2"><text:s/></text:span><text:span text:style-name="T11">Ripartizione VII – Gestione del Territorio –</text:span></text:p>
            <text:p text:style-name="P9"><text:span text:style-name="T2">Ing. Giorgio Ottonello</text:span></text:p>
            <text:p text:style-name="P3"/>
            <text:p text:style-name="P4"/>
          </table:table-cell>
        </table:table-row>
        <table:table-row table:style-name="Tabella3.1">
          <table:table-cell table:style-name="Tabella3.A1" table:number-columns-spanned="2" office:value-type="string">
            <text:p text:style-name="P10"><text:span text:style-name="T10">Ripartizione VII – Gestione del Territorio –</text:span></text:p>
            <text:p text:style-name="P10"><text:span text:style-name="T10">Sportello Unico per l’Edilizia (SUE) </text:span></text:p>
            <text:p text:style-name="P10"><text:span text:style-name="T10">Piazza Molfino 10 – III Piano</text:span></text:p>
            <text:p text:style-name="P17"><text:span text:style-name="T14">Segreteria di Ripartizione: 0185680310 – 0185680413</text:span></text:p>
            <text:h text:style-name="P21" text:outline-level="3"><text:a xlink:type="simple" xlink:href="mailto:PEC:" text:style-name="ListLabel_20_2" text:visited-style-name="ListLabel_20_2"><text:span text:style-name="Internet_20_link"><text:span text:style-name="T15">PEC:</text:span></text:span></text:a><text:span text:style-name="T16"> </text:span><text:a xlink:type="simple" xlink:href="mailto:protocollo.comunerapallo@pec.it" text:style-name="ListLabel_20_3" text:visited-style-name="ListLabel_20_3"><text:span text:style-name="Internet_20_link"><text:span text:style-name="T15">protocollo.comunerapallo@pec.it</text:span></text:span></text:a></text:h>
            <text:h text:style-name="P21" text:outline-level="3"><text:a xlink:type="simple" xlink:href="mailto:edilizia_privata@comune.rapallo.ge.it" text:style-name="ListLabel_20_4" text:visited-style-name="ListLabel_20_4"><text:span text:style-name="Internet_20_link"><text:span text:style-name="T19">edilizia_privata@comune.rapallo.ge.it</text:span></text:span></text:a></text:h>
            <text:h text:style-name="P21" text:outline-level="3"><text:span text:style-name="T20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4" style:display-name="ListLabel 4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text-underline-style="none" fo:font-weight="bold" style:font-size-asian="8pt" style:font-weight-asian="bold" style:font-name-complex="Arial1" style:font-family-complex="Arial" style:font-family-generic-complex="system" style:font-pitch-complex="variable" style:font-size-complex="8pt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text-underline-style="none" fo:font-weight="bold" style:font-size-asian="8pt" style:font-weight-asian="bold" style:font-name-complex="Arial1" style:font-size-complex="8pt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text:bookmark-start text:name="_GoBack"/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text:bookmark-end text:name="_GoBack"/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5" text:visited-style-name="ListLabel_20_5"><text:span text:style-name="Internet_20_link"><text:span text:style-name="MT3">PEC:</text:span></text:span></text:a><text:span text:style-name="Internet_20_link"><text:span text:style-name="MT3"> </text:span></text:span><text:a xlink:type="simple" xlink:href="mailto:protocollo@pec.comune.rapallo.ge.it" text:style-name="ListLabel_20_5" text:visited-style-name="ListLabel_20_5"><text:span text:style-name="Internet_20_link"><text:span text:style-name="MT3">protocollo@pec.comune.rapallo.ge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h text:style-name="MP5" text:outline-level="3"><text:span text:style-name="MT2"><text:s/></text:span></text:h>
            </table:table-cell>
          </table:table-row>
        </table:table>
        <text:p text:style-name="Header"/>
        <text:p text:style-name="MP6"/>
        <text:p text:style-name="MP7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5</meta:editing-cycles>
    <meta:print-date>2010-04-08T12:35:00</meta:print-date>
    <meta:creation-date>2018-10-15T10:05:00</meta:creation-date>
    <dc:date>2018-10-15T10:35:00</dc:date>
    <dc:language>it-IT</dc:language>
    <meta:editing-duration>PT12M</meta:editing-duration>
    <meta:generator>LibreOffice/6.0.7.3$Linux_X86_64 LibreOffice_project/00m0$Build-3</meta:generator>
    <meta:document-statistic meta:table-count="3" meta:image-count="1" meta:object-count="0" meta:page-count="1" meta:paragraph-count="37" meta:word-count="337" meta:character-count="2478" meta:non-whitespace-character-count="21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